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5pt" style:font-size-asian="15pt" style:font-size-complex="15pt"/>
    </style:style>
    <style:style style:name="P5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6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fo:font-size="26pt" style:font-size-asian="26pt" style:font-size-complex="2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emplate per documentazione</text:p>
      <text:p text:style-name="P5">TITOLO</text:p>
      <text:p text:style-name="P5">Gestione Host</text:p>
      <text:p text:style-name="P5">NOME E COGNOME</text:p>
      <text:p text:style-name="P5">Artem Matyushin</text:p>
      <text:p text:style-name="P5">CLASSE</text:p>
      <text:p text:style-name="P5">5bii</text:p>
      <text:p text:style-name="P5">DATA</text:p>
      <text:p text:style-name="P5">15/02/18</text:p>
      <text:p text:style-name="P5">INDICE</text:p>
      <text:p text:style-name="P2"/>
      <text:p text:style-name="P2"/>
      <text:p text:style-name="P2">Descrizione</text:p>
      <text:p text:style-name="P4">-Creazione del DB e del sito raggiungibile tramite url: <text:a xlink:type="simple" xlink:href="http://orienteeringpontedera.altervista.org/indexf.php" text:style-name="Internet_20_link" text:visited-style-name="Visited_20_Internet_20_Link">http://orienteeringpontedera.altervista.org/indexf.php</text:a></text:p>
      <text:p text:style-name="P4">-Inserimento del DB nella pagina dell' index(per prova)</text:p>
      <text:p text:style-name="P4"/>
      <text:p text:style-name="P4">-creazione di una google map puntando il satellite su zona del villaggio scolastico</text:p>
      <text:p text:style-name="P2"><text:soft-page-break/></text:p>
      <text:p text:style-name="P2"/>
      <text:p text:style-name="P2"/>
      <text:p text:style-name="P2"/>
      <text:p text:style-name="P6"/>
      <text:p text:style-name="P3"/>
      <text:p text:style-name="P1">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it" fo:country="IT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it" fo:country="IT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derico.orto</meta:initial-creator>
    <meta:editing-cycles>3</meta:editing-cycles>
    <meta:creation-date>2018-02-14T08:49:00</meta:creation-date>
    <dc:date>2018-03-14T10:36:11.580000000</dc:date>
    <meta:editing-duration>PT29S</meta:editing-duration>
    <meta:generator>LibreOffice/5.1.2.2$Windows_x86 LibreOffice_project/d3bf12ecb743fc0d20e0be0c58ca359301eb705f</meta:generator>
    <meta:document-statistic meta:table-count="0" meta:image-count="0" meta:object-count="0" meta:page-count="2" meta:paragraph-count="15" meta:word-count="49" meta:character-count="363" meta:non-whitespace-character-count="32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